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ServerProfile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aseServerProfile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.setPassword( byte [ ]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.get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.BaseServerProfile( String id , String realm , String label , long factor , byte [ ] secret , String pin , byte [ ]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ServerProfile.setRealm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.setActivationKey( String activatio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.getActivation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.setFailuresInEpoch( int failuresInEpo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eServerProfile.getNotifyB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.getFailuresInEpo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.setTokenPin( String tokenP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.setUser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.isAct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.getTokenP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.setResynchCount( int resynch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erverProfile.BaseServerProfile( String id , String realm , String label , long factor , byte [ ] secret , String pin , byte [ ] password , String info , String activatio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eServerProfile.getResynch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